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officeooo:rsid="001c3a56" officeooo:paragraph-rsid="001c3a56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officeooo:rsid="001c3a56" officeooo:paragraph-rsid="001c3a56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officeooo:rsid="001f8285" officeooo:paragraph-rsid="001f8285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officeooo:rsid="00216b73" officeooo:paragraph-rsid="00216b73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officeooo:rsid="002318c0" officeooo:paragraph-rsid="002318c0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officeooo:rsid="0026cd9b" officeooo:paragraph-rsid="0026cd9b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28121d" officeooo:paragraph-rsid="0028121d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style:font-name="arial" fo:font-size="11pt" style:text-underline-style="solid" style:text-underline-width="auto" style:text-underline-color="font-color" fo:font-weight="normal" officeooo:rsid="002a3d50" officeooo:paragraph-rsid="002a3d50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2fd01b" officeooo:paragraph-rsid="002fd01b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arial" fo:font-size="11pt" style:text-underline-style="solid" style:text-underline-width="auto" style:text-underline-color="font-color" fo:font-weight="normal" officeooo:rsid="0030699e" officeooo:paragraph-rsid="0030699e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30efd3" officeooo:paragraph-rsid="0030efd3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3268f7" officeooo:paragraph-rsid="003268f7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348362" officeooo:paragraph-rsid="00348362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355acf" officeooo:paragraph-rsid="00355acf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style:font-name="arial" fo:font-size="11pt" style:text-underline-style="solid" style:text-underline-width="auto" style:text-underline-color="font-color" fo:font-weight="normal" officeooo:rsid="003b1bf0" officeooo:paragraph-rsid="003b1bf0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arial" fo:font-size="11pt" style:text-underline-style="solid" style:text-underline-width="auto" style:text-underline-color="font-color" fo:font-weight="normal" officeooo:rsid="003d1734" officeooo:paragraph-rsid="003d1734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arial" fo:font-size="11pt" style:text-underline-style="solid" style:text-underline-width="auto" style:text-underline-color="font-color" fo:font-weight="normal" officeooo:rsid="003e762c" officeooo:paragraph-rsid="003e762c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arial" fo:font-size="11pt" style:text-underline-style="solid" style:text-underline-width="auto" style:text-underline-color="font-color" officeooo:rsid="003580a6" officeooo:paragraph-rsid="003580a6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style:text-underline-style="none" officeooo:rsid="001c3a56" officeooo:paragraph-rsid="001c3a56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style:text-underline-style="none" officeooo:rsid="001f8285" officeooo:paragraph-rsid="001f8285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style:text-underline-style="none" officeooo:rsid="00216b73" officeooo:paragraph-rsid="00216b73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style:text-underline-style="none" officeooo:rsid="00220ab0" officeooo:paragraph-rsid="00220ab0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style:text-underline-style="none" officeooo:rsid="002318c0" officeooo:paragraph-rsid="002318c0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1pt" style:text-underline-style="none" officeooo:rsid="0026cd9b" officeooo:paragraph-rsid="0026cd9b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275bc7" officeooo:paragraph-rsid="00275bc7" style:font-size-asian="9.60000038146973pt" style:font-weight-asian="bold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2fd01b" officeooo:paragraph-rsid="002fd01b" style:font-size-asian="9.60000038146973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309d3a" officeooo:paragraph-rsid="00309d3a" style:font-size-asian="9.60000038146973pt" style:font-weight-asian="bold" style:font-size-complex="11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318c0" officeooo:paragraph-rsid="002318c0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8121d" officeooo:paragraph-rsid="0028121d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98b44" officeooo:paragraph-rsid="00298b44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a3d50" officeooo:paragraph-rsid="002a3d50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be461" officeooo:paragraph-rsid="002be461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c6b0e" officeooo:paragraph-rsid="002c6b0e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30699e" officeooo:paragraph-rsid="0030699e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309d3a" officeooo:paragraph-rsid="00309d3a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30efd3" officeooo:paragraph-rsid="0030efd3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3268f7" officeooo:paragraph-rsid="003268f7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 fo:break-before="page"/>
      <style:text-properties style:font-name="arial" fo:font-size="11pt" style:text-underline-style="none" fo:font-weight="normal" officeooo:rsid="00347657" officeooo:paragraph-rsid="00347657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347657" officeooo:paragraph-rsid="00347657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355acf" officeooo:paragraph-rsid="00355acf" style:font-size-asian="9.60000038146973pt" style:font-weight-asian="normal" style:font-size-complex="11pt" style:font-weight-complex="normal"/>
    </style:style>
    <style:style style:name="P41" style:family="paragraph" style:parent-style-name="Standard">
      <style:text-properties style:font-name="arial" fo:font-size="11pt" style:text-underline-style="none" fo:font-weight="normal" officeooo:rsid="003b1bf0" officeooo:paragraph-rsid="003b1bf0" style:font-size-asian="11pt" style:font-weight-asian="normal" style:font-size-complex="11pt" style:font-weight-complex="normal"/>
    </style:style>
    <style:style style:name="P42" style:family="paragraph" style:parent-style-name="Standard">
      <style:text-properties style:font-name="arial" fo:font-size="11pt" style:text-underline-style="none" fo:font-weight="normal" officeooo:rsid="003e762c" officeooo:paragraph-rsid="003e762c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1pt" fo:font-weight="bold" officeooo:rsid="00275bc7" officeooo:paragraph-rsid="00275bc7" style:font-size-asian="9.60000038146973pt" style:font-weight-asian="bold" style:font-size-complex="11pt" style:font-weight-complex="bold"/>
    </style:style>
    <style:style style:name="P44" style:family="paragraph" style:parent-style-name="Standard">
      <style:text-properties style:font-name="arial" fo:font-size="11pt" fo:font-weight="bold" officeooo:rsid="0039683f" officeooo:paragraph-rsid="0039683f" style:font-size-asian="11pt" style:font-weight-asian="bold" style:font-size-complex="11pt" style:font-weight-complex="bold"/>
    </style:style>
    <style:style style:name="P45" style:family="paragraph" style:parent-style-name="Standard">
      <style:text-properties style:font-name="arial" fo:font-size="11pt" officeooo:rsid="003580a6" officeooo:paragraph-rsid="003580a6" style:font-size-asian="11pt" style:font-size-complex="11pt"/>
    </style:style>
    <style:style style:name="P46" style:family="paragraph" style:parent-style-name="Standard">
      <style:text-properties style:font-name="arial" fo:font-size="11pt" fo:font-weight="normal" officeooo:rsid="0039683f" officeooo:paragraph-rsid="0039683f" style:font-size-asian="11pt" style:font-weight-asian="normal" style:font-size-complex="11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arial" fo:font-size="11pt" style:text-underline-style="none" officeooo:rsid="001c3a56" officeooo:paragraph-rsid="001c3a56" style:font-size-asian="9.60000038146973pt" style:font-size-complex="11pt"/>
    </style:style>
    <style:style style:name="P48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officeooo:rsid="001c3a56" officeooo:paragraph-rsid="001c3a56" style:font-size-asian="9.60000038146973pt" style:font-size-complex="11pt"/>
    </style:style>
    <style:style style:name="P49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officeooo:rsid="001e2e9a" officeooo:paragraph-rsid="001e2e9a" style:font-size-asian="9.60000038146973pt" style:font-size-complex="11pt"/>
    </style:style>
    <style:style style:name="P50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officeooo:rsid="001f8285" officeooo:paragraph-rsid="001f8285" style:font-size-asian="9.60000038146973pt" style:font-size-complex="11pt"/>
    </style:style>
    <style:style style:name="P51" style:family="paragraph" style:parent-style-name="Standard" style:list-style-name="L3">
      <style:paragraph-properties fo:text-align="start" style:justify-single-word="false"/>
      <style:text-properties style:font-name="arial" fo:font-size="11pt" style:text-underline-style="none" officeooo:rsid="001f8285" officeooo:paragraph-rsid="001f8285" style:font-size-asian="9.60000038146973pt" style:font-size-complex="11pt"/>
    </style:style>
    <style:style style:name="P52" style:family="paragraph" style:parent-style-name="Standard" style:list-style-name="L3">
      <style:paragraph-properties fo:text-align="start" style:justify-single-word="false"/>
      <style:text-properties style:font-name="arial" fo:font-size="11pt" style:text-underline-style="none" officeooo:rsid="00216b73" officeooo:paragraph-rsid="00216b73" style:font-size-asian="9.60000038146973pt" style:font-size-complex="11pt"/>
    </style:style>
    <style:style style:name="P53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officeooo:rsid="00216b73" officeooo:paragraph-rsid="00216b73" style:font-size-asian="9.60000038146973pt" style:font-size-complex="11pt"/>
    </style:style>
    <style:style style:name="P54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officeooo:rsid="00220ab0" officeooo:paragraph-rsid="00220ab0" style:font-size-asian="9.60000038146973pt" style:font-size-complex="11pt"/>
    </style:style>
    <style:style style:name="P55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officeooo:rsid="002318c0" officeooo:paragraph-rsid="002318c0" style:font-size-asian="9.60000038146973pt" style:font-size-complex="11pt"/>
    </style:style>
    <style:style style:name="P56" style:family="paragraph" style:parent-style-name="Standard" style:list-style-name="L5">
      <style:paragraph-properties fo:text-align="start" style:justify-single-word="false" fo:break-before="page"/>
      <style:text-properties style:font-name="arial" fo:font-size="11pt" style:text-underline-style="none" officeooo:rsid="002318c0" officeooo:paragraph-rsid="002318c0" style:font-size-asian="9.60000038146973pt" style:font-size-complex="11pt"/>
    </style:style>
    <style:style style:name="P57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officeooo:rsid="0026cd9b" officeooo:paragraph-rsid="0026cd9b" style:font-size-asian="9.60000038146973pt" style:font-size-complex="11pt"/>
    </style:style>
    <style:style style:name="P58" style:family="paragraph" style:parent-style-name="Standard" style:list-style-name="L7">
      <style:paragraph-properties fo:text-align="start" style:justify-single-word="false"/>
      <style:text-properties style:font-name="arial" fo:font-size="11pt" style:text-underline-style="none" officeooo:rsid="0026cd9b" officeooo:paragraph-rsid="0026cd9b" style:font-size-asian="9.60000038146973pt" style:font-size-complex="11pt"/>
    </style:style>
    <style:style style:name="P59" style:family="paragraph" style:parent-style-name="Standard" style:list-style-name="L8">
      <style:paragraph-properties fo:text-align="start" style:justify-single-word="false"/>
      <style:text-properties style:font-name="arial" fo:font-size="11pt" style:text-underline-style="none" fo:font-weight="normal" officeooo:rsid="0028121d" officeooo:paragraph-rsid="0028121d" style:font-size-asian="9.60000038146973pt" style:font-weight-asian="normal" style:font-size-complex="11pt" style:font-weight-complex="normal"/>
    </style:style>
    <style:style style:name="P60" style:family="paragraph" style:parent-style-name="Standard" style:list-style-name="L9">
      <style:paragraph-properties fo:text-align="start" style:justify-single-word="false"/>
      <style:text-properties style:font-name="arial" fo:font-size="11pt" style:text-underline-style="none" fo:font-weight="normal" officeooo:rsid="0028121d" officeooo:paragraph-rsid="0028121d" style:font-size-asian="9.60000038146973pt" style:font-weight-asian="normal" style:font-size-complex="11pt" style:font-weight-complex="normal"/>
    </style:style>
    <style:style style:name="P61" style:family="paragraph" style:parent-style-name="Standard" style:list-style-name="L10">
      <style:paragraph-properties fo:text-align="start" style:justify-single-word="false"/>
      <style:text-properties style:font-name="arial" fo:font-size="11pt" style:text-underline-style="none" fo:font-weight="normal" officeooo:rsid="0028121d" officeooo:paragraph-rsid="0028121d" style:font-size-asian="9.60000038146973pt" style:font-weight-asian="normal" style:font-size-complex="11pt" style:font-weight-complex="normal"/>
    </style:style>
    <style:style style:name="P62" style:family="paragraph" style:parent-style-name="Standard" style:list-style-name="L11">
      <style:paragraph-properties fo:text-align="start" style:justify-single-word="false"/>
      <style:text-properties style:font-name="arial" fo:font-size="11pt" style:text-underline-style="none" fo:font-weight="normal" officeooo:rsid="0028121d" officeooo:paragraph-rsid="0028121d" style:font-size-asian="9.60000038146973pt" style:font-weight-asian="normal" style:font-size-complex="11pt" style:font-weight-complex="normal"/>
    </style:style>
    <style:style style:name="P63" style:family="paragraph" style:parent-style-name="Standard" style:list-style-name="L12">
      <style:paragraph-properties fo:text-align="start" style:justify-single-word="false"/>
      <style:text-properties style:font-name="arial" fo:font-size="11pt" style:text-underline-style="none" fo:font-weight="normal" officeooo:rsid="002a3d50" officeooo:paragraph-rsid="002a3d50" style:font-size-asian="9.60000038146973pt" style:font-weight-asian="normal" style:font-size-complex="11pt" style:font-weight-complex="normal"/>
    </style:style>
    <style:style style:name="P64" style:family="paragraph" style:parent-style-name="Standard" style:list-style-name="L13">
      <style:paragraph-properties fo:text-align="start" style:justify-single-word="false"/>
      <style:text-properties style:font-name="arial" fo:font-size="11pt" style:text-underline-style="none" fo:font-weight="normal" officeooo:rsid="002a3d50" officeooo:paragraph-rsid="002a3d50" style:font-size-asian="9.60000038146973pt" style:font-weight-asian="normal" style:font-size-complex="11pt" style:font-weight-complex="normal"/>
    </style:style>
    <style:style style:name="P65" style:family="paragraph" style:parent-style-name="Standard" style:list-style-name="L14">
      <style:paragraph-properties fo:text-align="start" style:justify-single-word="false"/>
      <style:text-properties style:font-name="arial" fo:font-size="11pt" style:text-underline-style="none" fo:font-weight="normal" officeooo:rsid="002be461" officeooo:paragraph-rsid="002be461" style:font-size-asian="9.60000038146973pt" style:font-weight-asian="normal" style:font-size-complex="11pt" style:font-weight-complex="normal"/>
    </style:style>
    <style:style style:name="P66" style:family="paragraph" style:parent-style-name="Standard" style:list-style-name="L15">
      <style:paragraph-properties fo:text-align="start" style:justify-single-word="false"/>
      <style:text-properties style:font-name="arial" fo:font-size="11pt" style:text-underline-style="none" fo:font-weight="normal" officeooo:rsid="002be461" officeooo:paragraph-rsid="002be461" style:font-size-asian="9.60000038146973pt" style:font-weight-asian="normal" style:font-size-complex="11pt" style:font-weight-complex="normal"/>
    </style:style>
    <style:style style:name="P67" style:family="paragraph" style:parent-style-name="Standard" style:list-style-name="L15">
      <style:paragraph-properties fo:text-align="start" style:justify-single-word="false"/>
      <style:text-properties style:font-name="arial" fo:font-size="11pt" style:text-underline-style="none" fo:font-weight="normal" officeooo:rsid="002c6b0e" officeooo:paragraph-rsid="002c6b0e" style:font-size-asian="9.60000038146973pt" style:font-weight-asian="normal" style:font-size-complex="11pt" style:font-weight-complex="normal"/>
    </style:style>
    <style:style style:name="P68" style:family="paragraph" style:parent-style-name="Standard" style:list-style-name="L16">
      <style:paragraph-properties fo:text-align="start" style:justify-single-word="false"/>
      <style:text-properties style:font-name="arial" fo:font-size="11pt" style:text-underline-style="none" fo:font-weight="normal" officeooo:rsid="002c6b0e" officeooo:paragraph-rsid="002c6b0e" style:font-size-asian="9.60000038146973pt" style:font-weight-asian="normal" style:font-size-complex="11pt" style:font-weight-complex="normal"/>
    </style:style>
    <style:style style:name="P69" style:family="paragraph" style:parent-style-name="Standard" style:list-style-name="L16">
      <style:paragraph-properties fo:text-align="start" style:justify-single-word="false"/>
      <style:text-properties style:font-name="arial" fo:font-size="11pt" style:text-underline-style="none" fo:font-weight="normal" officeooo:rsid="002fd01b" officeooo:paragraph-rsid="002fd01b" style:font-size-asian="9.60000038146973pt" style:font-weight-asian="normal" style:font-size-complex="11pt" style:font-weight-complex="normal"/>
    </style:style>
    <style:style style:name="P70" style:family="paragraph" style:parent-style-name="Standard" style:list-style-name="L17">
      <style:paragraph-properties fo:text-align="start" style:justify-single-word="false"/>
      <style:text-properties style:font-name="arial" fo:font-size="11pt" style:text-underline-style="none" fo:font-weight="normal" officeooo:rsid="002fd01b" officeooo:paragraph-rsid="002fd01b" style:font-size-asian="9.60000038146973pt" style:font-weight-asian="normal" style:font-size-complex="11pt" style:font-weight-complex="normal"/>
    </style:style>
    <style:style style:name="P71" style:family="paragraph" style:parent-style-name="Standard" style:list-style-name="L17">
      <style:paragraph-properties fo:text-align="start" style:justify-single-word="false"/>
      <style:text-properties style:font-name="arial" fo:font-size="11pt" style:text-underline-style="none" fo:font-weight="normal" officeooo:rsid="003024fa" officeooo:paragraph-rsid="003024fa" style:font-size-asian="9.60000038146973pt" style:font-weight-asian="normal" style:font-size-complex="11pt" style:font-weight-complex="normal"/>
    </style:style>
    <style:style style:name="P72" style:family="paragraph" style:parent-style-name="Standard" style:list-style-name="L17">
      <style:paragraph-properties fo:text-align="start" style:justify-single-word="false"/>
      <style:text-properties style:font-name="arial" fo:font-size="11pt" style:text-underline-style="none" fo:font-weight="normal" officeooo:rsid="0030699e" officeooo:paragraph-rsid="0030699e" style:font-size-asian="9.60000038146973pt" style:font-weight-asian="normal" style:font-size-complex="11pt" style:font-weight-complex="normal"/>
    </style:style>
    <style:style style:name="P73" style:family="paragraph" style:parent-style-name="Standard" style:list-style-name="L18">
      <style:paragraph-properties fo:text-align="start" style:justify-single-word="false"/>
      <style:text-properties style:font-name="arial" fo:font-size="11pt" style:text-underline-style="none" fo:font-weight="normal" officeooo:rsid="0030699e" officeooo:paragraph-rsid="0030699e" style:font-size-asian="9.60000038146973pt" style:font-weight-asian="normal" style:font-size-complex="11pt" style:font-weight-complex="normal"/>
    </style:style>
    <style:style style:name="P74" style:family="paragraph" style:parent-style-name="Standard" style:list-style-name="L18">
      <style:paragraph-properties fo:text-align="start" style:justify-single-word="false"/>
      <style:text-properties style:font-name="arial" fo:font-size="11pt" style:text-underline-style="none" fo:font-weight="normal" officeooo:rsid="00308080" officeooo:paragraph-rsid="00308080" style:font-size-asian="9.60000038146973pt" style:font-weight-asian="normal" style:font-size-complex="11pt" style:font-weight-complex="normal"/>
    </style:style>
    <style:style style:name="P75" style:family="paragraph" style:parent-style-name="Standard" style:list-style-name="L18">
      <style:paragraph-properties fo:text-align="start" style:justify-single-word="false"/>
      <style:text-properties style:font-name="arial" fo:font-size="11pt" style:text-underline-style="none" fo:font-weight="normal" officeooo:rsid="00309d3a" officeooo:paragraph-rsid="00309d3a" style:font-size-asian="9.60000038146973pt" style:font-weight-asian="normal" style:font-size-complex="11pt" style:font-weight-complex="normal"/>
    </style:style>
    <style:style style:name="P76" style:family="paragraph" style:parent-style-name="Standard" style:list-style-name="L19">
      <style:paragraph-properties fo:text-align="start" style:justify-single-word="false"/>
      <style:text-properties style:font-name="arial" fo:font-size="11pt" style:text-underline-style="none" fo:font-weight="normal" officeooo:rsid="0030efd3" officeooo:paragraph-rsid="0030efd3" style:font-size-asian="9.60000038146973pt" style:font-weight-asian="normal" style:font-size-complex="11pt" style:font-weight-complex="normal"/>
    </style:style>
    <style:style style:name="P77" style:family="paragraph" style:parent-style-name="Standard" style:list-style-name="L20">
      <style:paragraph-properties fo:text-align="start" style:justify-single-word="false"/>
      <style:text-properties style:font-name="arial" fo:font-size="11pt" style:text-underline-style="none" fo:font-weight="normal" officeooo:rsid="0030efd3" officeooo:paragraph-rsid="0030efd3" style:font-size-asian="9.60000038146973pt" style:font-weight-asian="normal" style:font-size-complex="11pt" style:font-weight-complex="normal"/>
    </style:style>
    <style:style style:name="P78" style:family="paragraph" style:parent-style-name="Standard" style:list-style-name="L20">
      <style:paragraph-properties fo:text-align="start" style:justify-single-word="false"/>
      <style:text-properties style:font-name="arial" fo:font-size="11pt" style:text-underline-style="none" fo:font-weight="normal" officeooo:rsid="003268f7" officeooo:paragraph-rsid="003268f7" style:font-size-asian="9.60000038146973pt" style:font-weight-asian="normal" style:font-size-complex="11pt" style:font-weight-complex="normal"/>
    </style:style>
    <style:style style:name="P79" style:family="paragraph" style:parent-style-name="Standard" style:list-style-name="L21">
      <style:paragraph-properties fo:text-align="start" style:justify-single-word="false"/>
      <style:text-properties style:font-name="arial" fo:font-size="11pt" style:text-underline-style="none" fo:font-weight="normal" officeooo:rsid="00337d15" officeooo:paragraph-rsid="00337d15" style:font-size-asian="9.60000038146973pt" style:font-weight-asian="normal" style:font-size-complex="11pt" style:font-weight-complex="normal"/>
    </style:style>
    <style:style style:name="P80" style:family="paragraph" style:parent-style-name="Standard" style:list-style-name="L22">
      <style:paragraph-properties fo:text-align="start" style:justify-single-word="false"/>
      <style:text-properties style:font-name="arial" fo:font-size="11pt" style:text-underline-style="none" fo:font-weight="normal" officeooo:rsid="00347657" officeooo:paragraph-rsid="00347657" style:font-size-asian="9.60000038146973pt" style:font-weight-asian="normal" style:font-size-complex="11pt" style:font-weight-complex="normal"/>
    </style:style>
    <style:style style:name="P81" style:family="paragraph" style:parent-style-name="Standard" style:list-style-name="L23">
      <style:paragraph-properties fo:text-align="start" style:justify-single-word="false"/>
      <style:text-properties style:font-name="arial" fo:font-size="11pt" style:text-underline-style="none" fo:font-weight="normal" officeooo:rsid="00348362" officeooo:paragraph-rsid="00348362" style:font-size-asian="9.60000038146973pt" style:font-weight-asian="normal" style:font-size-complex="11pt" style:font-weight-complex="normal"/>
    </style:style>
    <style:style style:name="P82" style:family="paragraph" style:parent-style-name="Standard" style:list-style-name="L23">
      <style:paragraph-properties fo:text-align="start" style:justify-single-word="false"/>
      <style:text-properties style:font-name="arial" fo:font-size="11pt" style:text-underline-style="none" fo:font-weight="normal" officeooo:rsid="00355acf" officeooo:paragraph-rsid="00355acf" style:font-size-asian="9.60000038146973pt" style:font-weight-asian="normal" style:font-size-complex="11pt" style:font-weight-complex="normal"/>
    </style:style>
    <style:style style:name="P83" style:family="paragraph" style:parent-style-name="Standard" style:list-style-name="L24">
      <style:paragraph-properties fo:text-align="start" style:justify-single-word="false"/>
      <style:text-properties style:font-name="arial" fo:font-size="11pt" style:text-underline-style="none" fo:font-weight="normal" officeooo:rsid="00355acf" officeooo:paragraph-rsid="00355acf" style:font-size-asian="9.60000038146973pt" style:font-weight-asian="normal" style:font-size-complex="11pt" style:font-weight-complex="normal"/>
    </style:style>
    <style:style style:name="P84" style:family="paragraph" style:parent-style-name="Standard" style:list-style-name="L24">
      <style:paragraph-properties fo:text-align="start" style:justify-single-word="false"/>
      <style:text-properties style:font-name="arial" fo:font-size="11pt" style:text-underline-style="none" fo:font-weight="normal" officeooo:rsid="003580a6" officeooo:paragraph-rsid="003580a6" style:font-size-asian="9.60000038146973pt" style:font-weight-asian="normal" style:font-size-complex="11pt" style:font-weight-complex="normal"/>
    </style:style>
    <style:style style:name="P85" style:family="paragraph" style:parent-style-name="Standard" style:list-style-name="L26">
      <style:text-properties style:font-name="arial" fo:font-size="11pt" style:text-underline-style="none" fo:font-weight="normal" officeooo:rsid="003b1bf0" officeooo:paragraph-rsid="003b1bf0" style:font-size-asian="11pt" style:font-weight-asian="normal" style:font-size-complex="11pt" style:font-weight-complex="normal"/>
    </style:style>
    <style:style style:name="P86" style:family="paragraph" style:parent-style-name="Standard" style:list-style-name="L27">
      <style:text-properties style:font-name="arial" fo:font-size="11pt" style:text-underline-style="none" fo:font-weight="normal" officeooo:rsid="003d1734" officeooo:paragraph-rsid="003d1734" style:font-size-asian="11pt" style:font-weight-asian="normal" style:font-size-complex="11pt" style:font-weight-complex="normal"/>
    </style:style>
    <style:style style:name="P87" style:family="paragraph" style:parent-style-name="Standard" style:list-style-name="L27">
      <style:text-properties style:font-name="arial" fo:font-size="11pt" style:text-underline-style="none" fo:font-weight="normal" officeooo:rsid="003e762c" officeooo:paragraph-rsid="003e762c" style:font-size-asian="11pt" style:font-weight-asian="normal" style:font-size-complex="11pt" style:font-weight-complex="normal"/>
    </style:style>
    <style:style style:name="P88" style:family="paragraph" style:parent-style-name="Standard" style:list-style-name="L28">
      <style:text-properties style:font-name="arial" fo:font-size="11pt" style:text-underline-style="none" fo:font-weight="normal" officeooo:rsid="003e762c" officeooo:paragraph-rsid="003e762c" style:font-size-asian="11pt" style:font-weight-asian="normal" style:font-size-complex="11pt" style:font-weight-complex="normal"/>
    </style:style>
    <style:style style:name="P89" style:family="paragraph" style:parent-style-name="Standard" style:list-style-name="L28">
      <style:text-properties style:font-name="arial" fo:font-size="11pt" style:text-underline-style="none" fo:font-weight="normal" officeooo:rsid="003f887a" officeooo:paragraph-rsid="003f887a" style:font-size-asian="11pt" style:font-weight-asian="normal" style:font-size-complex="11pt" style:font-weight-complex="normal"/>
    </style:style>
    <style:style style:name="P90" style:family="paragraph" style:parent-style-name="Standard" style:list-style-name="L29">
      <style:text-properties style:font-name="arial" fo:font-size="11pt" style:text-underline-style="none" fo:font-weight="normal" officeooo:rsid="003f887a" officeooo:paragraph-rsid="003f887a" style:font-size-asian="11pt" style:font-weight-asian="normal" style:font-size-complex="11pt" style:font-weight-complex="normal"/>
    </style:style>
    <style:style style:name="P91" style:family="paragraph" style:parent-style-name="Standard" style:list-style-name="L24">
      <style:text-properties style:font-name="arial" fo:font-size="11pt" officeooo:rsid="003580a6" officeooo:paragraph-rsid="003580a6" style:font-size-asian="11pt" style:font-size-complex="11pt"/>
    </style:style>
    <style:style style:name="P92" style:family="paragraph" style:parent-style-name="Standard" style:list-style-name="L25">
      <style:text-properties style:font-name="arial" fo:font-size="11pt" officeooo:rsid="003580a6" officeooo:paragraph-rsid="003580a6" style:font-size-asian="11pt" style:font-size-complex="11pt"/>
    </style:style>
    <style:style style:name="P93" style:family="paragraph" style:parent-style-name="Standard">
      <style:text-properties style:text-underline-style="solid" style:text-underline-width="auto" style:text-underline-color="font-color" officeooo:rsid="003fd665" officeooo:paragraph-rsid="003fd665"/>
    </style:style>
    <style:style style:name="P94" style:family="paragraph" style:parent-style-name="Standard" style:list-style-name="L30">
      <style:text-properties style:text-underline-style="solid" style:text-underline-width="auto" style:text-underline-color="font-color" officeooo:rsid="0041b7c9" officeooo:paragraph-rsid="0041b7c9"/>
    </style:style>
    <style:style style:name="P95" style:family="paragraph" style:parent-style-name="Standard" style:list-style-name="L30">
      <style:text-properties style:text-underline-style="solid" style:text-underline-width="auto" style:text-underline-color="font-color" officeooo:rsid="00438d87" officeooo:paragraph-rsid="00438d87"/>
    </style:style>
    <style:style style:name="P96" style:family="paragraph" style:parent-style-name="Standard">
      <style:text-properties style:text-underline-style="solid" style:text-underline-width="auto" style:text-underline-color="font-color" officeooo:rsid="00438d87" officeooo:paragraph-rsid="00438d87"/>
    </style:style>
    <style:style style:name="P97" style:family="paragraph" style:parent-style-name="Standard" style:list-style-name="L31">
      <style:text-properties style:text-underline-style="solid" style:text-underline-width="auto" style:text-underline-color="font-color" officeooo:rsid="00438d87" officeooo:paragraph-rsid="00438d87"/>
    </style:style>
    <style:style style:name="P98" style:family="paragraph" style:parent-style-name="Standard" style:list-style-name="L32">
      <style:text-properties style:text-underline-style="solid" style:text-underline-width="auto" style:text-underline-color="font-color" officeooo:rsid="00438d87" officeooo:paragraph-rsid="00438d87"/>
    </style:style>
    <style:style style:name="P99" style:family="paragraph" style:parent-style-name="Standard" style:list-style-name="L32">
      <style:text-properties style:text-underline-style="solid" style:text-underline-width="auto" style:text-underline-color="font-color" officeooo:rsid="0043b1e8" officeooo:paragraph-rsid="0043b1e8"/>
    </style:style>
    <style:style style:name="P100" style:family="paragraph" style:parent-style-name="Standard" style:list-style-name="L32">
      <style:text-properties style:text-underline-style="solid" style:text-underline-width="auto" style:text-underline-color="font-color" officeooo:rsid="0043b58d" officeooo:paragraph-rsid="0043b58d"/>
    </style:style>
    <style:style style:name="P101" style:family="paragraph" style:parent-style-name="Standard" style:list-style-name="L32">
      <style:text-properties style:text-underline-style="solid" style:text-underline-width="auto" style:text-underline-color="font-color" officeooo:rsid="0043b58d" officeooo:paragraph-rsid="004acdbf"/>
    </style:style>
    <style:style style:name="P102" style:family="paragraph" style:parent-style-name="Standard">
      <style:text-properties style:text-underline-style="solid" style:text-underline-width="auto" style:text-underline-color="font-color" officeooo:rsid="0043b58d" officeooo:paragraph-rsid="0043b58d"/>
    </style:style>
    <style:style style:name="P103" style:family="paragraph" style:parent-style-name="Standard">
      <style:text-properties style:text-underline-style="solid" style:text-underline-width="auto" style:text-underline-color="font-color" fo:font-weight="bold" officeooo:rsid="0043b58d" officeooo:paragraph-rsid="0043b58d" style:font-weight-asian="bold" style:font-weight-complex="bold"/>
    </style:style>
    <style:style style:name="P104" style:family="paragraph" style:parent-style-name="Standard">
      <style:text-properties style:text-underline-style="solid" style:text-underline-width="auto" style:text-underline-color="font-color" fo:font-weight="normal" officeooo:rsid="0043b58d" officeooo:paragraph-rsid="0043b58d" style:font-weight-asian="normal" style:font-weight-complex="normal"/>
    </style:style>
    <style:style style:name="P105" style:family="paragraph" style:parent-style-name="Standard">
      <style:text-properties style:text-underline-style="solid" style:text-underline-width="auto" style:text-underline-color="font-color" fo:font-weight="normal" officeooo:rsid="00453459" officeooo:paragraph-rsid="00453459" style:font-weight-asian="normal" style:font-weight-complex="normal"/>
    </style:style>
    <style:style style:name="P106" style:family="paragraph" style:parent-style-name="Standard" style:list-style-name="L33">
      <style:text-properties style:text-underline-style="solid" style:text-underline-width="auto" style:text-underline-color="font-color" fo:font-weight="normal" officeooo:rsid="00453459" officeooo:paragraph-rsid="00453459" style:font-weight-asian="normal" style:font-weight-complex="normal"/>
    </style:style>
    <style:style style:name="P107" style:family="paragraph" style:parent-style-name="Standard" style:list-style-name="L33">
      <style:text-properties style:text-underline-style="solid" style:text-underline-width="auto" style:text-underline-color="font-color" fo:font-weight="normal" officeooo:rsid="0047a946" officeooo:paragraph-rsid="0047a946" style:font-weight-asian="normal" style:font-weight-complex="normal"/>
    </style:style>
    <style:style style:name="P108" style:family="paragraph" style:parent-style-name="Standard">
      <style:text-properties style:text-underline-style="solid" style:text-underline-width="auto" style:text-underline-color="font-color" fo:font-weight="normal" officeooo:rsid="0047a946" officeooo:paragraph-rsid="0047a946" style:font-weight-asian="normal" style:font-weight-complex="normal"/>
    </style:style>
    <style:style style:name="P109" style:family="paragraph" style:parent-style-name="Standard">
      <style:text-properties style:text-underline-style="solid" style:text-underline-width="auto" style:text-underline-color="font-color" officeooo:rsid="00496c5f" officeooo:paragraph-rsid="00496c5f"/>
    </style:style>
    <style:style style:name="P110" style:family="paragraph" style:parent-style-name="Standard" style:list-style-name="L35">
      <style:text-properties style:text-underline-style="solid" style:text-underline-width="auto" style:text-underline-color="font-color" officeooo:rsid="00496c5f" officeooo:paragraph-rsid="00496c5f"/>
    </style:style>
    <style:style style:name="P111" style:family="paragraph" style:parent-style-name="Standard" style:list-style-name="L35">
      <style:text-properties style:text-underline-style="solid" style:text-underline-width="auto" style:text-underline-color="font-color" officeooo:rsid="004acdbf" officeooo:paragraph-rsid="004acdbf"/>
    </style:style>
    <style:style style:name="P112" style:family="paragraph" style:parent-style-name="Standard">
      <style:text-properties style:text-underline-style="solid" style:text-underline-width="auto" style:text-underline-color="font-color" officeooo:rsid="004acdbf" officeooo:paragraph-rsid="004acdbf"/>
    </style:style>
    <style:style style:name="P113" style:family="paragraph" style:parent-style-name="Standard">
      <style:text-properties style:text-underline-style="solid" style:text-underline-width="auto" style:text-underline-color="font-color" officeooo:rsid="004bfb9e" officeooo:paragraph-rsid="004bfb9e"/>
    </style:style>
    <style:style style:name="P114" style:family="paragraph" style:parent-style-name="Standard" style:list-style-name="L36">
      <style:text-properties style:text-underline-style="solid" style:text-underline-width="auto" style:text-underline-color="font-color" officeooo:rsid="004bfb9e" officeooo:paragraph-rsid="004bfb9e"/>
    </style:style>
    <style:style style:name="P115" style:family="paragraph" style:parent-style-name="Standard" style:list-style-name="L35">
      <style:text-properties style:text-underline-style="solid" style:text-underline-width="auto" style:text-underline-color="font-color" officeooo:rsid="004f0120" officeooo:paragraph-rsid="004f0120"/>
    </style:style>
    <style:style style:name="P116" style:family="paragraph" style:parent-style-name="Standard" style:list-style-name="L34">
      <style:text-properties officeooo:paragraph-rsid="00481170"/>
    </style:style>
    <style:style style:name="P117" style:family="paragraph" style:parent-style-name="Standard" style:list-style-name="L34">
      <style:text-properties officeooo:rsid="00481170" officeooo:paragraph-rsid="00481170"/>
    </style:style>
    <style:style style:name="P118" style:family="paragraph" style:parent-style-name="Standard" style:list-style-name="L34">
      <style:text-properties officeooo:rsid="00484cac" officeooo:paragraph-rsid="00484cac"/>
    </style:style>
    <style:style style:name="P119" style:family="paragraph" style:parent-style-name="Standard">
      <style:text-properties officeooo:rsid="00484cac" officeooo:paragraph-rsid="00484cac"/>
    </style:style>
    <style:style style:name="P120" style:family="paragraph" style:parent-style-name="Standard" style:list-style-name="L33">
      <style:text-properties style:text-underline-style="none" officeooo:paragraph-rsid="0047a946"/>
    </style:style>
    <style:style style:name="T1" style:family="text">
      <style:text-properties officeooo:rsid="001e2e9a"/>
    </style:style>
    <style:style style:name="T2" style:family="text">
      <style:text-properties officeooo:rsid="001f8285"/>
    </style:style>
    <style:style style:name="T3" style:family="text">
      <style:text-properties officeooo:rsid="00216b7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be461"/>
    </style:style>
    <style:style style:name="T6" style:family="text">
      <style:text-properties officeooo:rsid="0026cd9b"/>
    </style:style>
    <style:style style:name="T7" style:family="text">
      <style:text-properties officeooo:rsid="00298b44"/>
    </style:style>
    <style:style style:name="T8" style:family="text">
      <style:text-properties officeooo:rsid="002df5fc"/>
    </style:style>
    <style:style style:name="T9" style:family="text">
      <style:text-properties officeooo:rsid="003024fa"/>
    </style:style>
    <style:style style:name="T10" style:family="text">
      <style:text-properties officeooo:rsid="0030699e"/>
    </style:style>
    <style:style style:name="T11" style:family="text">
      <style:text-properties officeooo:rsid="00355acf"/>
    </style:style>
    <style:style style:name="T12" style:family="text">
      <style:text-properties officeooo:rsid="003873f4"/>
    </style:style>
    <style:style style:name="T13" style:family="text">
      <style:text-properties officeooo:rsid="0039683f"/>
    </style:style>
    <style:style style:name="T14" style:family="text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15" style:family="text">
      <style:text-properties style:font-name="arial" fo:font-size="11pt" style:text-underline-style="none" fo:font-weight="normal" officeooo:rsid="00481170" style:font-size-asian="11pt" style:font-weight-asian="normal" style:font-size-complex="11pt" style:font-weight-complex="normal"/>
    </style:style>
    <style:style style:name="T16" style:family="text">
      <style:text-properties style:font-name="arial" fo:font-size="11pt" style:text-underline-style="none" fo:font-weight="normal" officeooo:rsid="00484cac" style:font-size-asian="11pt" style:font-weight-asian="normal" style:font-size-complex="11pt" style:font-weight-complex="normal"/>
    </style:style>
    <style:style style:name="T17" style:family="text">
      <style:text-properties style:font-name="arial" fo:font-size="11pt" style:text-underline-style="none" fo:font-weight="normal" officeooo:rsid="00496c5f" style:font-size-asian="11pt" style:font-weight-asian="normal" style:font-size-complex="11pt" style:font-weight-complex="normal"/>
    </style:style>
    <style:style style:name="T18" style:family="text">
      <style:text-properties style:font-name="arial" fo:font-size="11pt" style:text-underline-style="none" fo:font-weight="normal" officeooo:rsid="004bdcdd" style:font-size-asian="11pt" style:font-weight-asian="normal" style:font-size-complex="11pt" style:font-weight-complex="normal"/>
    </style:style>
    <style:style style:name="T19" style:family="text">
      <style:text-properties style:font-name="arial" fo:font-size="11pt" style:text-underline-style="none" style:font-size-asian="11pt" style:font-size-complex="11pt"/>
    </style:style>
    <style:style style:name="T20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1" style:family="text">
      <style:text-properties style:font-name="arial" fo:font-size="11pt" fo:font-weight="normal" officeooo:rsid="003f887a" style:font-size-asian="11pt" style:font-weight-asian="normal" style:font-size-complex="11pt" style:font-weight-complex="normal"/>
    </style:style>
    <style:style style:name="T22" style:family="text">
      <style:text-properties style:font-name="arial" fo:font-size="11pt" fo:font-weight="normal" officeooo:rsid="0047a946" style:font-size-asian="11pt" style:font-weight-asian="normal" style:font-size-complex="11pt" style:font-weight-complex="normal"/>
    </style:style>
    <style:style style:name="T23" style:family="text">
      <style:text-properties style:font-name="arial" fo:font-size="11pt" style:font-size-asian="11pt" style:font-size-complex="11pt"/>
    </style:style>
    <style:style style:name="T24" style:family="text">
      <style:text-properties officeooo:rsid="003b1bf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íntesis tema 2</text:p>
      <text:p text:style-name="P43"><text:span text:style-name="T13">1.- </text:span>Hardware de la placa base</text:p>
      <text:p text:style-name="P2">La placa base</text:p>
      <text:p text:style-name="P2"/>
      <text:p text:style-name="P19">Interconecta todos los componentes del ordenador.</text:p>
      <text:p text:style-name="P19"/>
      <text:p text:style-name="P19">Elementos</text:p>
      <text:list xml:id="list3453858701" text:style-name="L1">
        <text:list-item>
          <text:p text:style-name="P47">Zócalo</text:p>
        </text:list-item>
        <text:list-item>
          <text:p text:style-name="P47">Ranuras de memoria</text:p>
        </text:list-item>
        <text:list-item>
          <text:p text:style-name="P47">Ranuras de expansión</text:p>
        </text:list-item>
        <text:list-item>
          <text:p text:style-name="P47">Chipset</text:p>
        </text:list-item>
        <text:list-item>
          <text:p text:style-name="P47">BIOS</text:p>
        </text:list-item>
        <text:list-item>
          <text:p text:style-name="P47">Conectores internos</text:p>
        </text:list-item>
        <text:list-item>
          <text:p text:style-name="P47">Conectores externos</text:p>
        </text:list-item>
        <text:list-item>
          <text:p text:style-name="P47">Conectores eléctricos</text:p>
        </text:list-item>
        <text:list-item>
          <text:p text:style-name="P47">Batería</text:p>
        </text:list-item>
      </text:list>
      <text:p text:style-name="P2"/>
      <text:p text:style-name="P2">Factor de forma</text:p>
      <text:p text:style-name="P19"/>
      <text:p text:style-name="P19">Tamaño, disposición de componentes,alimentación.</text:p>
      <text:p text:style-name="P19"/>
      <text:list xml:id="list4268294459" text:style-name="L2">
        <text:list-item>
          <text:p text:style-name="P48">AT: <text:span text:style-name="T1">Gran tamaño, conectores alimentación deficientes, conectores serie paralelo y din 5</text:span></text:p>
        </text:list-item>
        <text:list-item>
          <text:p text:style-name="P49">Baby AT: Tamaño medio, igual conectores AT, difícil actualizar, más calor.</text:p>
        </text:list-item>
        <text:list-item>
          <text:p text:style-name="P49">ATX: Conectores alimentación seguros, encendido por software, mejor ventilación</text:p>
        </text:list-item>
        <text:list-item>
          <text:p text:style-name="P49">Mini ATX y micro ATX, </text:p>
        </text:list-item>
        <text:list-item>
          <text:p text:style-name="P49">LPX: Ranuras expansión conectadas en h<text:span text:style-name="T2">o</text:span>rizontal a “Riser card”</text:p>
        </text:list-item>
        <text:list-item>
          <text:p text:style-name="P50">BTX: Distribución diferente de componentes</text:p>
        </text:list-item>
        <text:list-item>
          <text:p text:style-name="P50">WTX: Para servidores, emplea cajones extraíbles y puertas abatibles.</text:p>
        </text:list-item>
      </text:list>
      <text:p text:style-name="P20"/>
      <text:p text:style-name="P3">Zócalos para el microprocesador</text:p>
      <text:p text:style-name="P20"/>
      <text:p text:style-name="P20">Alberga el m<text:span text:style-name="T3">i</text:span>croprocesador, permite in<text:span text:style-name="T3">s</text:span>talarlo fácilmente.</text:p>
      <text:p text:style-name="P20"/>
      <text:list xml:id="list3254586954" text:style-name="L3">
        <text:list-item>
          <text:p text:style-name="P51">PGA: Gran tamaño, con orificios para patillas.</text:p>
        </text:list-item>
        <text:list-item>
          <text:p text:style-name="P52">ZIF: Similar PGA pero con palanca para extraer el procesador.</text:p>
        </text:list-item>
        <text:list-item>
          <text:p text:style-name="P52">LGA: Zócalo con pines, Mejor distribución energía, mas velocidad BUS</text:p>
        </text:list-item>
        <text:list-item>
          <text:p text:style-name="P52">Slot A / 1 / 2: Inserción en horizontal mediante guías del procesador.</text:p>
        </text:list-item>
      </text:list>
      <text:p text:style-name="P21"/>
      <text:p text:style-name="P4">Memoria principal</text:p>
      <text:p text:style-name="P21"/>
      <text:list xml:id="list2229262267" text:style-name="L4">
        <text:list-item>
          <text:p text:style-name="P53">Antiguamente soldada a placa base.</text:p>
        </text:list-item>
        <text:list-item>
          <text:p text:style-name="P53">Presentada en módulos DIMM con pines y velocidades FBS diferentes.</text:p>
        </text:list-item>
        <text:list-item>
          <text:p text:style-name="P53">Insertadas en placa base mediante zócalos para RAM.</text:p>
        </text:list-item>
        <text:list-item>
          <text:p text:style-name="P54">Posibilidad dual channel.</text:p>
        </text:list-item>
      </text:list>
      <text:p text:style-name="P22"/>
      <text:p text:style-name="P5">El chipset</text:p>
      <text:p text:style-name="P21"/>
      <text:p text:style-name="P23">Controla algunas funciones, soldados a placa base. Dos tipos:</text:p>
      <text:p text:style-name="P23"/>
      <text:list xml:id="list3035891487" text:style-name="L5">
        <text:list-item>
          <text:p text:style-name="P55">Northbridge: Controla uso, frecuencia bus del procesador, memoria, <text:s/>puertos alta velocidad</text:p>
          <text:list>
            <text:list-item>
              <text:p text:style-name="P55">Define tipo, y número de procesadores de la placa.</text:p>
            </text:list-item>
            <text:list-item>
              <text:p text:style-name="P55">Velocidad bus frontal.</text:p>
            </text:list-item>
            <text:list-item>
              <text:p text:style-name="P55">Controlador memoria</text:p>
            </text:list-item>
            <text:list-item>
              <text:p text:style-name="P55">Tipo y cantidad de ram soportada</text:p>
            </text:list-item>
            <text:list-item>
              <text:p text:style-name="P55">Grafica integrada.</text:p>
            </text:list-item>
          </text:list>
        </text:list-item>
        <text:list-item>
          <text:p text:style-name="P56">Southbridge: Controla bus E/S de datos de periféricos, soporte IDE, bus PCI</text:p>
          <text:list>
            <text:list-item>
              <text:p text:style-name="P55">Soporte buses expansión.</text:p>
            </text:list-item>
            <text:list-item>
              <text:p text:style-name="P55">Controladores IDE, SATA, disquetera, Ethernet <text:span text:style-name="T6">y sonido.</text:span></text:p>
            </text:list-item>
          </text:list>
        </text:list-item>
      </text:list>
      <text:p text:style-name="P23"/>
      <text:p text:style-name="P6">Ranuras de expansión</text:p>
      <text:p text:style-name="P23"/>
      <text:p text:style-name="P24">Forman parte de un bus que comunica elementos del PC</text:p>
      <text:p text:style-name="P24"/>
      <text:list xml:id="list203838626" text:style-name="L6">
        <text:list-item>
          <text:p text:style-name="P57">Bus de direcciones: indica lugares en memoria de E/L</text:p>
        </text:list-item>
        <text:list-item>
          <text:p text:style-name="P57">Bus de datos: Transmite datos</text:p>
        </text:list-item>
        <text:list-item>
          <text:p text:style-name="P57">Bus de control: Dirige circulación datos</text:p>
        </text:list-item>
      </text:list>
      <text:p text:style-name="P24"/>
      <text:p text:style-name="P24">Ranuras en las que se insertan diferentes tipos de tarjetas.</text:p>
      <text:p text:style-name="P24"/>
      <text:list xml:id="list3840542997" text:style-name="L7">
        <text:list-item>
          <text:p text:style-name="P58">PCI: para tarjetas de sonido, red, video…</text:p>
        </text:list-item>
        <text:list-item>
          <text:p text:style-name="P58">AGP: Para tarjetas gráficas. Versiones x1 a x8. 32 bits.</text:p>
        </text:list-item>
        <text:list-item>
          <text:p text:style-name="P58">PCI Express: Transmite datos en serie a mucha velocidad, conexión en caliente.</text:p>
        </text:list-item>
      </text:list>
      <text:p text:style-name="P23"/>
      <text:p text:style-name="P23"/>
      <text:p text:style-name="P25"><text:span text:style-name="T13">2.- </text:span>El procesador y la memoria ram</text:p>
      <text:p text:style-name="P28"/>
      <text:p text:style-name="P7">El procesador</text:p>
      <text:p text:style-name="P28"/>
      <text:p text:style-name="P29">Realiza operaciones lógicas, decodifica y ejecuta instrucciones de programas.</text:p>
      <text:p text:style-name="P29"/>
      <text:p text:style-name="P29">Elementos del procesador:</text:p>
      <text:list xml:id="list2231832120" text:style-name="L8">
        <text:list-item>
          <text:p text:style-name="P59">Unidad de punto flotante</text:p>
        </text:list-item>
        <text:list-item>
          <text:p text:style-name="P59">Memoria caché L1 y L2</text:p>
        </text:list-item>
        <text:list-item>
          <text:p text:style-name="P59">Bus frontal</text:p>
        </text:list-item>
        <text:list-item>
          <text:p text:style-name="P59">Bus posterior</text:p>
        </text:list-item>
      </text:list>
      <text:p text:style-name="P28"/>
      <text:p text:style-name="P29">La velocidad:</text:p>
      <text:list xml:id="list603177208" text:style-name="L9">
        <text:list-item>
          <text:p text:style-name="P60">Medida en GHz (múltiplo del Hz)</text:p>
        </text:list-item>
        <text:list-item>
          <text:p text:style-name="P60">Velocidad interna</text:p>
        </text:list-item>
        <text:list-item>
          <text:p text:style-name="P60">Velocidad FSB</text:p>
        </text:list-item>
      </text:list>
      <text:p text:style-name="P29"/>
      <text:p text:style-name="P29">La memoria caché:</text:p>
      <text:list xml:id="list2605213746" text:style-name="L10">
        <text:list-item>
          <text:p text:style-name="P61">Rápida y de pequeño tamaño</text:p>
        </text:list-item>
        <text:list-item>
          <text:p text:style-name="P61">Hasta 3 niveles L1, L2, L3.</text:p>
        </text:list-item>
      </text:list>
      <text:p text:style-name="P28"/>
      <text:p text:style-name="P29">Encapsulado:</text:p>
      <text:list xml:id="list321880757" text:style-name="L11">
        <text:list-item>
          <text:p text:style-name="P62">Oblea de silicio adherida a un circuito impreso.</text:p>
          <text:list>
            <text:list-item>
              <text:p text:style-name="P62">DIP: <text:span text:style-name="T7">dos hileras de patas</text:span></text:p>
            </text:list-item>
            <text:list-item>
              <text:p text:style-name="P62">PLCC: <text:span text:style-name="T7">hileras de patas en todos sus lados</text:span></text:p>
            </text:list-item>
            <text:list-item>
              <text:p text:style-name="P62">PGA: <text:span text:style-name="T7">Patillas en toda la base</text:span></text:p>
            </text:list-item>
            <text:list-item>
              <text:p text:style-name="P62">BGA: <text:span text:style-name="T7">Contactos en toda la base</text:span></text:p>
            </text:list-item>
          </text:list>
        </text:list-item>
      </text:list>
      <text:p text:style-name="P29"/>
      <text:p text:style-name="P30">Alimentación y refrigeración:</text:p>
      <text:list xml:id="list1907535549" text:style-name="L12">
        <text:list-item>
          <text:p text:style-name="P63">Voltaje externo</text:p>
        </text:list-item>
        <text:list-item>
          <text:p text:style-name="P63">Voltaje interno</text:p>
        </text:list-item>
        <text:list-item>
          <text:p text:style-name="P63">TDP: Cantidad de calor a disipar por el ventilador.</text:p>
          <text:list>
            <text:list-item>
              <text:p text:style-name="P63">Pasta térmica</text:p>
            </text:list-item>
            <text:list-item>
              <text:p text:style-name="P63">Disipador</text:p>
            </text:list-item>
            <text:list-item>
              <text:p text:style-name="P63">Ventilador</text:p>
            </text:list-item>
          </text:list>
        </text:list-item>
      </text:list>
      <text:p text:style-name="P8">La memoria RAM<text:span text:style-name="T4"> </text:span><text:span text:style-name="T5">(volátil)</text:span></text:p>
      <text:p text:style-name="P28"/>
      <text:p text:style-name="P31">Encargada de almacenar datos para la CPU</text:p>
      <text:list xml:id="list2671298492" text:style-name="L13">
        <text:list-item>
          <text:p text:style-name="P64">Principal (RAM)</text:p>
        </text:list-item>
        <text:list-item>
          <text:p text:style-name="P64">Caché (L1, L2)</text:p>
        </text:list-item>
        <text:list-item>
          <text:p text:style-name="P64">CMOS: guarda configuración equipo.</text:p>
        </text:list-item>
        <text:list-item>
          <text:p text:style-name="P64">De lectura (ROM): guarda BIOS</text:p>
        </text:list-item>
        <text:list-item>
          <text:p text:style-name="P64">De video: Empleada en gráficas.</text:p>
        </text:list-item>
      </text:list>
      <text:p text:style-name="P31"/>
      <text:p text:style-name="P31">Parámetros de memoria:</text:p>
      <text:list xml:id="list1176379612" text:style-name="L14">
        <text:list-item>
          <text:p text:style-name="P65">Velocidad: en MHz, operaciones / segundo que realiza.</text:p>
        </text:list-item>
        <text:list-item>
          <text:p text:style-name="P65">Tasa de transferencia: En MB/s o GB/S</text:p>
        </text:list-item>
        <text:list-item>
          <text:p text:style-name="P65">Dual channel</text:p>
        </text:list-item>
        <text:list-item>
          <text:p text:style-name="P65">Tiempo de acceso: tiempo CPU en acceder a RAM</text:p>
        </text:list-item>
        <text:list-item>
          <text:p text:style-name="P65">Latencia CAS: Tiempo entre petición de lectura y salida por pines.</text:p>
        </text:list-item>
        <text:list-item>
          <text:p text:style-name="P65">ECC: detecta y corrige errores de datos en <text:span text:style-name="T8">RAM</text:span>.</text:p>
        </text:list-item>
      </text:list>
      <text:p text:style-name="P32"/>
      <text:p text:style-name="P32">Tipos de ram:</text:p>
      <text:list xml:id="list1876255270" text:style-name="L15">
        <text:list-item>
          <text:p text:style-name="P66">SRAM: Memoria estática, usada como caché</text:p>
        </text:list-item>
        <text:list-item>
          <text:p text:style-name="P66">DRAM: Memoria dinámica (se reescribe), usada como principal</text:p>
          <text:list>
            <text:list-item>
              <text:p text:style-name="P66">SDRAM</text:p>
            </text:list-item>
            <text:list-item>
              <text:p text:style-name="P66">DDR SDRAM: DDR1, DDR2…</text:p>
              <text:list>
                <text:list-item>
                  <text:p text:style-name="P67">Doble velocidad de datos</text:p>
                </text:list-item>
                <text:list-item>
                  <text:p text:style-name="P67">Transfiere datos por dos canales con cada pulso de reloj</text:p>
                </text:list-item>
                <text:list-item>
                  <text:p text:style-name="P67">Presentado en módulos DIMM</text:p>
                </text:list-item>
                <text:list-item>
                  <text:p text:style-name="P67">Diferentes cantidades de pines, capacidad y velocidad.</text:p>
                </text:list-item>
              </text:list>
            </text:list-item>
          </text:list>
        </text:list-item>
        <text:list-item>
          <text:p text:style-name="P67">VRAM: Para tarjetas gráficas.</text:p>
          <text:list>
            <text:list-item>
              <text:p text:style-name="P67">GDDR SDRAM</text:p>
            </text:list-item>
            <text:list-item>
              <text:p text:style-name="P67">RAM extendida: Para gráficas integradas, emplea memoria principal.</text:p>
            </text:list-item>
          </text:list>
        </text:list-item>
      </text:list>
      <text:p text:style-name="P33"/>
      <text:p text:style-name="P33">Módulos de memoria:</text:p>
      <text:list xml:id="list1709522021" text:style-name="L16">
        <text:list-item>
          <text:p text:style-name="P68">SIP</text:p>
        </text:list-item>
        <text:list-item>
          <text:p text:style-name="P69">DIP</text:p>
        </text:list-item>
        <text:list-item>
          <text:p text:style-name="P69">SIMM</text:p>
        </text:list-item>
        <text:list-item>
          <text:p text:style-name="P69">DIMM</text:p>
        </text:list-item>
        <text:list-item>
          <text:p text:style-name="P69">DIMM DDR</text:p>
        </text:list-item>
        <text:list-item>
          <text:p text:style-name="P69">GDDR</text:p>
        </text:list-item>
      </text:list>
      <text:p text:style-name="P28"/>
      <text:p text:style-name="P28"/>
      <text:p text:style-name="P26"><text:span text:style-name="T13">3.- </text:span>Conectores internos y externos de la placa base</text:p>
      <text:p text:style-name="P28"/>
      <text:p text:style-name="P9">Conectores internos</text:p>
      <text:list xml:id="list3370948645" text:style-name="L17">
        <text:list-item>
          <text:p text:style-name="P70">Puer<text:span text:style-name="T9">t</text:span>o IDE: Para dispositivos de almacenamiento masivo, 40 pines. Maestro/esclavo.</text:p>
        </text:list-item>
        <text:list-item>
          <text:p text:style-name="P70">Puerto FDD: Para disqueteras, 34 pines.</text:p>
        </text:list-item>
        <text:list-item>
          <text:p text:style-name="P70">Puerto SATA: Para dispositivos de almacenamiento masivo, no maestro/esclavo, <text:span text:style-name="T10">sin limite.</text:span></text:p>
        </text:list-item>
        <text:list-item>
          <text:p text:style-name="P71">Conectores puerto USB: Conecta USB de caja a placa.</text:p>
        </text:list-item>
        <text:list-item>
          <text:p text:style-name="P71">Conectores panel frontal: Para encendido, luces y speaker de caja.</text:p>
        </text:list-item>
        <text:list-item>
          <text:p text:style-name="P71">Conector CD-IN: Permite uso de CD/DVD como reproductor.</text:p>
        </text:list-item>
        <text:list-item>
          <text:p text:style-name="P71">Conector SPDIF: E/S sonido digital.</text:p>
        </text:list-item>
        <text:list-item>
          <text:p text:style-name="P72">Conectores energía: ATX de 4pines y ATX de 20 o 24 pines, 12V</text:p>
        </text:list-item>
      </text:list>
      <text:p text:style-name="P34"/>
      <text:p text:style-name="P10">Conectores externos<text:span text:style-name="T4">:</text:span></text:p>
      <text:list xml:id="list3128689908" text:style-name="L18">
        <text:list-item>
          <text:p text:style-name="P73">Puerto mini-Din: 6 pines, diferente color para teclado/ratón.</text:p>
        </text:list-item>
        <text:list-item>
          <text:p text:style-name="P73">Puerto serie: de 9 o 25 pines, bit a bit en serie asíncrona.</text:p>
        </text:list-item>
        <text:list-item>
          <text:p text:style-name="P73">Puerto paralelo: 25 pines, 8 bits simultáneos, hembra en Pc, para impresoras.</text:p>
        </text:list-item>
        <text:list-item>
          <text:p text:style-name="P73">FireWire: Alta velocidad, plug &amp; play, hasta 63 dispositivos, desde 50 hasta 400MB/s</text:p>
        </text:list-item>
        <text:list-item>
          <text:p text:style-name="P74">Puerto USB</text:p>
          <text:list>
            <text:list-item>
              <text:p text:style-name="P74">Periféricos de alta y baja velocidad</text:p>
            </text:list-item>
            <text:list-item>
              <text:p text:style-name="P74">Puerto serie más rápido</text:p>
            </text:list-item>
            <text:list-item>
              <text:p text:style-name="P74">Plug &amp; play</text:p>
            </text:list-item>
            <text:list-item>
              <text:p text:style-name="P74">Velocidades entre 1,5MB/s y 2,5GB/s</text:p>
            </text:list-item>
            <text:list-item>
              <text:p text:style-name="P74">127 dispositivos simultáneos</text:p>
            </text:list-item>
            <text:list-item>
              <text:p text:style-name="P74">Transmite energía</text:p>
            </text:list-item>
          </text:list>
        </text:list-item>
        <text:list-item>
          <text:p text:style-name="P74">Conector de red: Conecta a red Ethernet.</text:p>
        </text:list-item>
        <text:list-item>
          <text:p text:style-name="P74">Conector audio: Mini-jack de 3,5mm, codificado con colores.</text:p>
        </text:list-item>
        <text:list-item>
          <text:p text:style-name="P74">Puerto DVI: Proporciona señal analógica y digital.</text:p>
        </text:list-item>
        <text:list-item>
          <text:p text:style-name="P75">Puerto VGA: Conector analógico de 15 pins DB-15</text:p>
        </text:list-item>
        <text:list-item>
          <text:p text:style-name="P75">Puerto MIDI: Conector para joystics de 15 pines.</text:p>
        </text:list-item>
        <text:list-item>
          <text:p text:style-name="P75">HDMI: Interfaz de video y audio sin compresión.</text:p>
          <text:list>
            <text:list-item>
              <text:p text:style-name="P75">A: 19 pines</text:p>
            </text:list-item>
            <text:list-item>
              <text:p text:style-name="P75">B: 29 pines, mayor resolución</text:p>
            </text:list-item>
            <text:list-item>
              <text:p text:style-name="P75">C y D: versiones mini con 19 pines</text:p>
            </text:list-item>
          </text:list>
        </text:list-item>
        <text:list-item>
          <text:p text:style-name="P75">Puerto eSATA: Conecta dispositivos SATA externos.</text:p>
        </text:list-item>
        <text:list-item>
          <text:p text:style-name="P75">DisplayPort: Rival HDMI de 20 pines</text:p>
        </text:list-item>
        <text:list-item>
          <text:p text:style-name="P75">Thunderbolt: De alta velocidad con tecnología óptica.</text:p>
          <text:list>
            <text:list-item>
              <text:p text:style-name="P75">Hasta 20GB/s</text:p>
            </text:list-item>
            <text:list-item>
              <text:p text:style-name="P75">Hasta 100W de potencia eléctrica.</text:p>
            </text:list-item>
            <text:list-item>
              <text:p text:style-name="P75">Compatible USB-C 3.1</text:p>
            </text:list-item>
          </text:list>
        </text:list-item>
      </text:list>
      <text:p text:style-name="P35"/>
      <text:p text:style-name="P27"><text:span text:style-name="T13">4.- </text:span>Almacenamiento masivo secundario</text:p>
      <text:p text:style-name="P28"/>
      <text:p text:style-name="P35">Llamado memoria secundaria, gran capacidad almacenamiento y más lento que RAM</text:p>
      <text:p text:style-name="P35"/>
      <text:p text:style-name="P11">Estructura física del disco duro</text:p>
      <text:p text:style-name="P11"/>
      <text:p text:style-name="P36">Funcionamiento:</text:p>
      <text:list xml:id="list3486919939" text:style-name="L19">
        <text:list-item>
          <text:p text:style-name="P76">Posee p<text:span text:style-name="T12">i</text:span>la de discos llamados platos, estos giran a velocidad constante.</text:p>
        </text:list-item>
        <text:list-item>
          <text:p text:style-name="P76">Cada plato tiene 2 caras.</text:p>
        </text:list-item>
        <text:list-item>
          <text:p text:style-name="P76">Cada cara tiene un cabezal que se desplazan por el disco con un brazo.</text:p>
        </text:list-item>
      </text:list>
      <text:p text:style-name="P36">Partes importantes:</text:p>
      <text:list xml:id="list2918656119" text:style-name="L20">
        <text:list-item>
          <text:p text:style-name="P77">Cabeza: para L/E, una por cara</text:p>
        </text:list-item>
        <text:list-item>
          <text:p text:style-name="P77">Pistas: Anillos en los que se divide una cara</text:p>
        </text:list-item>
        <text:list-item>
          <text:p text:style-name="P77">Cilindro: Todas las pistas de un<text:span text:style-name="T12">a</text:span> posición de las cabezas.</text:p>
        </text:list-item>
        <text:list-item>
          <text:p text:style-name="P77">Sector: Tramos iguales en los que se divide una pista, 512bytes</text:p>
        </text:list-item>
        <text:list-item>
          <text:p text:style-name="P78">Clúster: Grupo de sectores, mínimo L/E de un SO.</text:p>
        </text:list-item>
      </text:list>
      <text:p text:style-name="P37"/>
      <text:p text:style-name="P12">Geometría del disco duro</text:p>
      <text:p text:style-name="P28"/>
      <text:p text:style-name="P37">Capacidad = Nº Cilindros x Nº sectores pista x Nº Cabezas x Nº bytes/sector</text:p>
      <text:p text:style-name="P28"/>
      <text:list xml:id="list4260846630" text:style-name="L21">
        <text:list-item>
          <text:p text:style-name="P79">La geometría CHS no permite discos de más de 528MB</text:p>
        </text:list-item>
        <text:list-item>
          <text:p text:style-name="P79">LBA permite usarlos, esta identifica sectores mediante números consecutivos.</text:p>
        </text:list-item>
      </text:list>
      <text:p text:style-name="P28"/>
      <text:p text:style-name="P38">Estructura lógica:</text:p>
      <text:list xml:id="list1003157692" text:style-name="L22">
        <text:list-item>
          <text:p text:style-name="P80">Sector de arranque: Primer sector DD, almacena tabla particiones y programa master boot</text:p>
        </text:list-item>
        <text:list-item>
          <text:p text:style-name="P80">Espacio particionado: Espacio del DD asignado a una partición.</text:p>
        </text:list-item>
        <text:list-item>
          <text:p text:style-name="P80">Partición: División lógica del DD tratada como otro DD.</text:p>
          <text:list>
            <text:list-item>
              <text:p text:style-name="P80">Definidas por cilindros, empiezan en la pista de un cilindro y terminan en la de otro.</text:p>
            </text:list-item>
          </text:list>
        </text:list-item>
        <text:list-item>
          <text:p text:style-name="P80">Espacio sin particionar: Sin partición asignada.</text:p>
        </text:list-item>
      </text:list>
      <text:p text:style-name="P39"/>
      <text:p text:style-name="P13">Características de un disco duro</text:p>
      <text:p text:style-name="P39"/>
      <text:list xml:id="list1585056288" text:style-name="L23">
        <text:list-item>
          <text:p text:style-name="P81">Capacidad de almacenamiento: Redondeo fabricantes 1000, real 1024</text:p>
        </text:list-item>
        <text:list-item>
          <text:p text:style-name="P81">Modo de transferencia:</text:p>
          <text:list>
            <text:list-item>
              <text:p text:style-name="P81">PIO: Diferentes velocidades, de modo 1 a 4</text:p>
            </text:list-item>
            <text:list-item>
              <text:p text:style-name="P81">DMA: varias velocidades, desde DMA 16 a DMA 166</text:p>
              <text:list>
                <text:list-item>
                  <text:p text:style-name="P81">Permite <text:span text:style-name="T11">a componentes PC </text:span>acceder a memoria independientemente de CPU</text:p>
                </text:list-item>
                <text:list-item>
                  <text:p text:style-name="P81">Permite a componentes de PC comunicarse con CPU sin carga adicional.</text:p>
                </text:list-item>
              </text:list>
            </text:list-item>
          </text:list>
        </text:list-item>
        <text:list-item>
          <text:p text:style-name="P82">Tiempo de acceso: Tiempo de cabezas en colocarse en un sector.</text:p>
        </text:list-item>
        <text:list-item>
          <text:p text:style-name="P82">Tiempo de búsqueda: Tiempo cabezas en cambiar de pista.</text:p>
        </text:list-item>
        <text:list-item>
          <text:p text:style-name="P82">Velocidad rotación: En rpm</text:p>
        </text:list-item>
        <text:list-item>
          <text:p text:style-name="P82">Latencia: Tiempo del disco en dar una vuelta.</text:p>
        </text:list-item>
        <text:list-item>
          <text:p text:style-name="P82">Caché de disco: Almacena datos y evita movimiento de cabezales.</text:p>
        </text:list-item>
        <text:list-item>
          <text:p text:style-name="P82">Interfaz: Mecanismo conexión del DD y el equipo.</text:p>
          <text:list>
            <text:list-item>
              <text:p text:style-name="P82">SATA o IDE (PC y laptop)</text:p>
            </text:list-item>
            <text:list-item>
              <text:p text:style-name="P82">SATA e iSCSI: Servidores.</text:p>
            </text:list-item>
            <text:list-item>
              <text:p text:style-name="P82">USB, FireWire, eSATA: externos.</text:p>
            </text:list-item>
          </text:list>
        </text:list-item>
        <text:list-item>
          <text:p text:style-name="P82">Otros: Tamaño, ruido, Tª funcionamiento, Tolerancia golpes y vibraciones, precio.</text:p>
        </text:list-item>
      </text:list>
      <text:p text:style-name="P40"/>
      <text:p text:style-name="P14">Tipos de dispositivos<text:span text:style-name="T4">:</text:span></text:p>
      <text:p text:style-name="P39"/>
      <text:list xml:id="list2005379938" text:style-name="L24">
        <text:list-item>
          <text:p text:style-name="P83">IDE: </text:p>
          <text:list>
            <text:list-item>
              <text:p text:style-name="P83">Conectados con cable de 3 conectores y 40 pines</text:p>
            </text:list-item>
            <text:list-item>
              <text:p text:style-name="P83">Placas dos conectores como máximo</text:p>
            </text:list-item>
            <text:list-item>
              <text:p text:style-name="P83">Maestro/esclavo</text:p>
            </text:list-item>
            <text:list-item>
              <text:p text:style-name="P83">Conector Molex para alimentación</text:p>
            </text:list-item>
          </text:list>
        </text:list-item>
        <text:list-item>
          <text:p text:style-name="P83">SATA: </text:p>
          <text:list>
            <text:list-item>
              <text:p text:style-name="P84">Velocidad de 150MB/s (sata1) hasta 600MB/s (sata6)</text:p>
            </text:list-item>
            <text:list-item>
              <text:p text:style-name="P84">Jumpers configuran velocidad.</text:p>
            </text:list-item>
            <text:list-item>
              <text:p text:style-name="P84">No maestro/esclavo</text:p>
            </text:list-item>
            <text:list-item>
              <text:p text:style-name="P84">Li<text:span text:style-name="T12">mi</text:span>te <text:span text:style-name="T12">de </text:span>conectores lo pone placa.</text:p>
            </text:list-item>
          </text:list>
        </text:list-item>
        <text:list-item>
          <text:p text:style-name="P84">SSD:</text:p>
          <text:list>
            <text:list-item>
              <text:p text:style-name="P84">Formados por chip de memoria flash</text:p>
              <text:list>
                <text:list-item>
                  <text:p text:style-name="P84">DRAM: necesitan alimentación.</text:p>
                </text:list-item>
                <text:list-item>
                  <text:p text:style-name="P84">Flash NAND: mas lentos, no volátiles.</text:p>
                </text:list-item>
              </text:list>
            </text:list-item>
            <text:list-item>
              <text:p text:style-name="P91">Compuestos por:</text:p>
              <text:list>
                <text:list-item>
                  <text:p text:style-name="P91">Controladora: procesador que administra NAND</text:p>
                </text:list-item>
                <text:list-item>
                  <text:p text:style-name="P91">Caché</text:p>
                </text:list-item>
                <text:list-item>
                  <text:p text:style-name="P91">Condensador: Mantiene datos caché</text:p>
                </text:list-item>
              </text:list>
            </text:list-item>
            <text:list-item>
              <text:p text:style-name="P91">Protocolos:</text:p>
              <text:list>
                <text:list-item>
                  <text:p text:style-name="P91">NVMe: Optimizado para altas velocidades, emplea PCI-Express, has 3,5GB/s</text:p>
                </text:list-item>
              </text:list>
            </text:list-item>
          </text:list>
        </text:list-item>
      </text:list>
      <text:p text:style-name="P45"/>
      <text:p text:style-name="P18">Raid</text:p>
      <text:p text:style-name="P45"/>
      <text:p text:style-name="P45">Sistema de almacenamiento que usa múltiples discos entre los que distribuye o replica datos.</text:p>
      <text:list xml:id="list769027019" text:style-name="L25">
        <text:list-item>
          <text:p text:style-name="P92">RAID 0: Distribuye datos por igual entre 2 o más discos.</text:p>
        </text:list-item>
        <text:list-item>
          <text:p text:style-name="P92">RAID 1: Crea una copia exacta de los datos en 2 o más discos.</text:p>
        </text:list-item>
        <text:list-item>
          <text:p text:style-name="P92">RAID 5: Reparte los datos a nivel de bloques repartiendo la info de seguridad, 3 discos mín</text:p>
        </text:list-item>
        <text:list-item>
          <text:p text:style-name="P92">RAID Anidados: RAID dentro de otros RAID, 0+1, 1+0, 3+0, 1+0+0</text:p>
        </text:list-item>
        <text:list-item>
          <text:p text:style-name="P92">Array de discos: Conjunto de DD agrupados para aumentar capacidad y reducir fallos.</text:p>
        </text:list-item>
      </text:list>
      <text:p text:style-name="P44"><text:soft-page-break/>5.- Almacenamiento secundario masivo ó<text:span text:style-name="T24">p</text:span>tico</text:p>
      <text:p text:style-name="P46"/>
      <text:p text:style-name="P15">Discos duros externos</text:p>
      <text:list xml:id="list3707633382" text:style-name="L26">
        <text:list-item>
          <text:p text:style-name="P85">Conectan por USB, FireWire, eSATA</text:p>
        </text:list-item>
        <text:list-item>
          <text:p text:style-name="P85">1’8, 2’5, 3’5 pulgadas</text:p>
        </text:list-item>
        <text:list-item>
          <text:p text:style-name="P85">Con carcasa</text:p>
        </text:list-item>
      </text:list>
      <text:p text:style-name="P41"/>
      <text:p text:style-name="P16">CD-ROM</text:p>
      <text:list xml:id="list663122330" text:style-name="L27">
        <text:list-item>
          <text:p text:style-name="P86">Disco de 12cm de policarbonato</text:p>
          <text:list>
            <text:list-item>
              <text:p text:style-name="P87">Grabación mediante hoyos y llanos en lámina de aluminio</text:p>
            </text:list-item>
            <text:list-item>
              <text:p text:style-name="P87">Hoyo (pit) no refleja luz (0), llano (lan) refleja luz (1)</text:p>
            </text:list-item>
            <text:list-item>
              <text:p text:style-name="P87">Pista del CD es una única espiral de 6Km</text:p>
            </text:list-item>
          </text:list>
        </text:list-item>
      </text:list>
      <text:p text:style-name="P42"/>
      <text:list xml:id="list114756807993166" text:continue-numbering="true" text:style-name="L27">
        <text:list-item>
          <text:p text:style-name="P87">Formatos: CD-R, CD+R, CD-RW, CD+RW</text:p>
        </text:list-item>
      </text:list>
      <text:p text:style-name="P17"/>
      <text:list xml:id="list114757334977574" text:continue-numbering="true" text:style-name="L27">
        <text:list-item>
          <text:p text:style-name="P87">Unidades de CD-ROM: Solo admiten lectura.</text:p>
        </text:list-item>
      </text:list>
      <text:list xml:id="list2322429793" text:style-name="L28">
        <text:list-item>
          <text:p text:style-name="P88">Cabezal de lectura: Láser y fotodetector</text:p>
        </text:list-item>
        <text:list-item>
          <text:p text:style-name="P88">Accionador de cabezal: Mueve cabezal</text:p>
        </text:list-item>
        <text:list-item>
          <text:p text:style-name="P88">Motor de rotación: Hace girar disco</text:p>
          <text:list>
            <text:list-item>
              <text:p text:style-name="P88">CLV: Gira más en interior, tasa lectura constante, hasta 12x</text:p>
            </text:list-item>
            <text:list-item>
              <text:p text:style-name="P88">CAV: Gira misma velocidad siempre, para 16x o más</text:p>
            </text:list-item>
          </text:list>
        </text:list-item>
        <text:list-item>
          <text:p text:style-name="P89">Mecanismo de carga: Saca o mete el CD</text:p>
        </text:list-item>
      </text:list>
      <text:list xml:id="list3661832145" text:style-name="L29">
        <text:list-item>
          <text:p text:style-name="P90">Velocidad de transferencia: Expresada con X</text:p>
          <text:list>
            <text:list-item>
              <text:p text:style-name="P90">X es igual a velocidad CD audio estándar 150KB/s</text:p>
            </text:list-item>
            <text:list-item>
              <text:p text:style-name="P90">MAX indica máxima tasa de transferencia.</text:p>
            </text:list-item>
          </text:list>
        </text:list-item>
        <text:list-item>
          <text:p text:style-name="P90">Interfaz: Igual SATA o IDE</text:p>
        </text:list-item>
      </text:list>
      <text:p text:style-name="P93"><text:span text:style-name="T21">D</text:span><text:span text:style-name="T20">VD</text:span></text:p>
      <text:list xml:id="list1869553534" text:style-name="L30">
        <text:list-item>
          <text:p text:style-name="P94"><text:span text:style-name="T14">Almacenamiento para soporte visual y todo tipo de datos.</text:span></text:p>
        </text:list-item>
        <text:list-item>
          <text:p text:style-name="P94"><text:span text:style-name="T14">Mayor capacidad que CD y de igual tamaño</text:span></text:p>
          <text:list>
            <text:list-item>
              <text:p text:style-name="P94"><text:span text:style-name="T14">Hoyos y llanos menor tamaño que CD</text:span></text:p>
            </text:list-item>
            <text:list-item>
              <text:p text:style-name="P94"><text:span text:style-name="T14">Pista en espiral menor tamaño y mayor longitud.</text:span></text:p>
            </text:list-item>
            <text:list-item>
              <text:p text:style-name="P94"><text:span text:style-name="T14">Dos capas, 1ª 4’7GB y 2ª 3’8GB, puede tener 2 caras.</text:span></text:p>
            </text:list-item>
            <text:list-item>
              <text:p text:style-name="P94"><text:span text:style-name="T14">Método de detección y corrección de errores mejor que CD</text:span></text:p>
            </text:list-item>
          </text:list>
        </text:list-item>
        <text:list-item>
          <text:p text:style-name="P94"><text:span text:style-name="T14">1x en DVD (1385KB/s) equivale a 9x en CD</text:span></text:p>
        </text:list-item>
        <text:list-item>
          <text:p text:style-name="P95"><text:span text:style-name="T14">Unidades DVD similar a CD, láser con menor longitud de onda, misma conexión que SATA</text:span></text:p>
        </text:list-item>
      </text:list>
      <text:p text:style-name="P96"><text:span text:style-name="T14"/></text:p>
      <text:p text:style-name="P96"><text:span text:style-name="T20">BLU-RAY</text:span></text:p>
      <text:list xml:id="list493335794" text:style-name="L31">
        <text:list-item>
          <text:p text:style-name="P97"><text:span text:style-name="T14">Almacenamiento <text:s/>para soporte visual alta definición, 3D, ultra HD y datos.</text:span></text:p>
        </text:list-item>
        <text:list-item>
          <text:p text:style-name="P97"><text:span text:style-name="T14">Capacidad desde 25 a 128GB</text:span></text:p>
        </text:list-item>
        <text:list-item>
          <text:p text:style-name="P97"><text:span text:style-name="T14">Usa un láser azul-violeta de 405nm</text:span></text:p>
        </text:list-item>
        <text:list-item>
          <text:p text:style-name="P97"><text:span text:style-name="T14">Lectores compatibles con CD y DVD</text:span></text:p>
        </text:list-item>
      </text:list>
      <text:p text:style-name="P96"><text:span text:style-name="T14"/></text:p>
      <text:p text:style-name="P96"><text:span text:style-name="T20">Tarjetas de memoria</text:span></text:p>
      <text:list xml:id="list3149110833" text:style-name="L32">
        <text:list-item>
          <text:p text:style-name="P98"><text:span text:style-name="T14">EEPROM no volátil de tipo flash, gran capacidad y pequeño tamaño.</text:span></text:p>
        </text:list-item>
        <text:list-item>
          <text:p text:style-name="P99"><text:span text:style-name="T14">Compact Flash: </text:span></text:p>
          <text:list>
            <text:list-item>
              <text:p text:style-name="P99"><text:span text:style-name="T14">Hasta 512GB</text:span></text:p>
            </text:list-item>
            <text:list-item>
              <text:p text:style-name="P99"><text:span text:style-name="T14">Dos tipos: CF1 y CF2 (más gruesa)</text:span></text:p>
            </text:list-item>
          </text:list>
        </text:list-item>
        <text:list-item>
          <text:p text:style-name="P99"><text:span text:style-name="T14">Memory Stick: Usado por Sony</text:span></text:p>
          <text:list>
            <text:list-item>
              <text:p text:style-name="P100"><text:span text:style-name="T14">MS original hasta 128MB</text:span></text:p>
            </text:list-item>
            <text:list-item>
              <text:p text:style-name="P100"><text:span text:style-name="T14">MS PRO Series entre 4 y 32GB</text:span></text:p>
            </text:list-item>
            <text:list-item>
              <text:p text:style-name="P101"><text:span text:style-name="T14">MS XC Series de 2 TB</text:span></text:p>
            </text:list-item>
          </text:list>
        </text:list-item>
        <text:list-item>
          <text:p text:style-name="P101"><text:span text:style-name="T14">Secure digital: Peso y tamaño reducidos, con pestaña de seguridad.</text:span></text:p>
          <text:list>
            <text:list-item>
              <text:p text:style-name="P100"><text:span text:style-name="T14">SDIO: funciona como módem, wifi, Bluetooth…</text:span></text:p>
            </text:list-item>
            <text:list-item>
              <text:p text:style-name="P100"><text:span text:style-name="T14">SD estándar hasta 4GB</text:span></text:p>
            </text:list-item>
            <text:list-item>
              <text:p text:style-name="P100"><text:span text:style-name="T14">SDHC entre 2 y 32GB</text:span></text:p>
            </text:list-item>
            <text:list-item>
              <text:p text:style-name="P100"><text:span text:style-name="T14">SDXC Mayor tasa transferencia, usa exFAT</text:span></text:p>
            </text:list-item>
          </text:list>
        </text:list-item>
      </text:list>
      <text:p text:style-name="P102"><text:span text:style-name="T14"/></text:p>
      <text:p text:style-name="P103"><text:soft-page-break/><text:span text:style-name="T19">6.- Tarjetas de expansión, gráficas, de red y multimedia.</text:span></text:p>
      <text:p text:style-name="P104"><text:span text:style-name="T19"/></text:p>
      <text:p text:style-name="P105"><text:span text:style-name="T23">Tarjetas gráficas</text:span></text:p>
      <text:list xml:id="list2456644039" text:style-name="L33">
        <text:list-item>
          <text:p text:style-name="P106"><text:span text:style-name="T19">Convierten datos digitales en gráficos que se ven por pantalla.</text:span></text:p>
          <text:list>
            <text:list-item>
              <text:p text:style-name="P106"><text:span text:style-name="T19">Incorporadas en placa base o en tarjetas que mejoran los gráficos.</text:span></text:p>
            </text:list-item>
            <text:list-item>
              <text:p text:style-name="P106"><text:span text:style-name="T19">Hoy en día usan PCI Express x16, también las hay externas.</text:span></text:p>
            </text:list-item>
          </text:list>
        </text:list-item>
        <text:list-item>
          <text:p text:style-name="P106"><text:span text:style-name="T19">GPU: Procesador dedicado a los gráficos</text:span></text:p>
          <text:list>
            <text:list-item>
              <text:p text:style-name="P106"><text:span text:style-name="T19">Optimizado para el cálculo flotante predominante en funciones 3D</text:span></text:p>
            </text:list-item>
            <text:list-item>
              <text:p text:style-name="P106"><text:span text:style-name="T19">Implementa opciones graficas de procesamiento gráfico.</text:span></text:p>
            </text:list-item>
            <text:list-item>
              <text:p text:style-name="P106"><text:span text:style-name="T19">Frecuencia del reloj del núcleo similar a la del procesador.</text:span></text:p>
            </text:list-item>
          </text:list>
        </text:list-item>
        <text:list-item>
          <text:p text:style-name="P106"><text:span text:style-name="T19">Memoria de video: Si tarjeta dedicada VRAM, integrada usa RAM.</text:span></text:p>
          <text:list>
            <text:list-item>
              <text:p text:style-name="P107"><text:span text:style-name="T19">Entre 120MB y 1TB</text:span></text:p>
            </text:list-item>
            <text:list-item>
              <text:p text:style-name="P107"><text:span text:style-name="T19">Basada en tecnología DDR (GDDR6)</text:span></text:p>
            </text:list-item>
            <text:list-item>
              <text:p text:style-name="P107"><text:span text:style-name="T19">Frecuencia desde 625MHz hasta 1000MHz</text:span></text:p>
            </text:list-item>
            <text:list-item>
              <text:p text:style-name="P107"><text:span text:style-name="T19">Resolución: Nº de pixeles capaz de representar, Ancho x Alto</text:span></text:p>
              <text:list>
                <text:list-item>
                  <text:p text:style-name="P107"><text:span text:style-name="T19">Ancho: Nº de pixeles de izquierda a derecha</text:span></text:p>
                </text:list-item>
                <text:list-item>
                  <text:p text:style-name="P107"><text:span text:style-name="T19">Alto: Nº de pixeles de abajo a arriba</text:span></text:p>
                </text:list-item>
                <text:list-item>
                  <text:p text:style-name="P107"><text:span text:style-name="T19">Profundidad de color: Nº de bits o cantidad de colores por pixel</text:span></text:p>
                </text:list-item>
              </text:list>
            </text:list-item>
            <text:list-item>
              <text:p text:style-name="P107"><text:span text:style-name="T19">Cantidad de memoria: (ancho x alto x profundidad de color) en Mb.</text:span></text:p>
            </text:list-item>
          </text:list>
        </text:list-item>
      </text:list>
      <text:p text:style-name="P108"><text:span text:style-name="T19"/></text:p>
      <text:list xml:id="list114757004830374" text:continue-numbering="true" text:style-name="L33">
        <text:list-item>
          <text:p text:style-name="P120"><text:span text:style-name="T22">RAMDAC</text:span></text:p>
        </text:list-item>
      </text:list>
      <text:list xml:id="list2075178092" text:style-name="L34">
        <text:list-item>
          <text:list>
            <text:list-item>
              <text:p text:style-name="P116"><text:span text:style-name="T15">Trasforma señales digitales en señales analógicas y las enviá al monitor. </text:span><text:span text:style-name="T16">Obsoleto-</text:span></text:p>
              <text:list>
                <text:list-item>
                  <text:p text:style-name="P117"><text:span text:style-name="T14">Velocidad de refresco: </text:span><text:span text:style-name="T16">Nº de veces que se dibuja la pantalla por segundo</text:span></text:p>
                </text:list-item>
                <text:list-item>
                  <text:p text:style-name="P118"><text:span text:style-name="T14">60Hz mínimo recomendado</text:span></text:p>
                </text:list-item>
              </text:list>
            </text:list-item>
          </text:list>
        </text:list-item>
        <text:list-item>
          <text:p text:style-name="P118"><text:span text:style-name="T14">Salidas: SVGA, DVI, S-Video, HDMI, Display Port</text:span></text:p>
        </text:list-item>
        <text:list-item>
          <text:p text:style-name="P118"><text:span text:style-name="T14">Dispositivos refrigerantes</text:span></text:p>
          <text:list>
            <text:list-item>
              <text:p text:style-name="P118"><text:span text:style-name="T14">Disipador (pasivo): De material conductor, si partes móviles, voluminoso.</text:span></text:p>
            </text:list-item>
            <text:list-item>
              <text:p text:style-name="P118"><text:span text:style-name="T14">Ventilador (activo): </text:span><text:span text:style-name="T17">Produce aire y enfrí</text:span><text:span text:style-name="T18">a </text:span><text:span text:style-name="T17">CPU, trabaja en conjunto con el disipador.</text:span></text:p>
            </text:list-item>
          </text:list>
        </text:list-item>
      </text:list>
      <text:p text:style-name="P119"><text:span text:style-name="T17"/></text:p>
      <text:p text:style-name="P109"><text:span text:style-name="T20">Tarjetas de red</text:span></text:p>
      <text:list xml:id="list3965125545" text:style-name="L35">
        <text:list-item>
          <text:p text:style-name="P110"><text:span text:style-name="T14">Para conectar ordenadores entre si, LAN o WiFi</text:span></text:p>
        </text:list-item>
        <text:list-item>
          <text:p text:style-name="P110"><text:span text:style-name="T14">Dirección MAC: Código de 48 bits, único para cada dispositivo, escrita al fabricar el objeto.</text:span></text:p>
          <text:list>
            <text:list-item>
              <text:p text:style-name="P110"><text:span text:style-name="T14">12 números hexadecimales agrupados de 2 en 2</text:span></text:p>
            </text:list-item>
            <text:list-item>
              <text:p text:style-name="P110"><text:span text:style-name="T14">24 primeros bit codifica el fabricante y 24 siguientes el IEEE</text:span></text:p>
            </text:list-item>
          </text:list>
        </text:list-item>
        <text:list-item>
          <text:p text:style-name="P110"><text:span text:style-name="T14">Velocidad: En función a la tecnología empleada</text:span></text:p>
          <text:list>
            <text:list-item>
              <text:p text:style-name="P110"><text:span text:style-name="T14">Ethernet: <text:tab/><text:tab/>10Mb/s</text:span></text:p>
            </text:list-item>
            <text:list-item>
              <text:p text:style-name="P110"><text:span text:style-name="T14">Fast Ethernet: <text:tab/>100Mb/s</text:span></text:p>
            </text:list-item>
            <text:list-item>
              <text:p text:style-name="P110"><text:span text:style-name="T14">Gigabit Ethernet: <text:tab/>1000Mb/s</text:span></text:p>
            </text:list-item>
          </text:list>
        </text:list-item>
        <text:list-item>
          <text:p text:style-name="P111"><text:span text:style-name="T14">Para red WiFi: Wifi es una marca comercial , certifica estándares 802.11</text:span></text:p>
          <text:list>
            <text:list-item>
              <text:p text:style-name="P111"><text:span text:style-name="T14">Estándares IEEE 802.11b y 802.11g: Ancho banda 2.4GHz de 11Mb/s a 54Mb/s</text:span></text:p>
            </text:list-item>
            <text:list-item>
              <text:p text:style-name="P111"><text:span text:style-name="T14">Wifi 5 (802.11a): Ancho banda 5GHz</text:span></text:p>
            </text:list-item>
            <text:list-item>
              <text:p text:style-name="P115"><text:span text:style-name="T14">802.11n: hasta 600Mb/s, usa MIMO con múltiples antenas, 2’4 y 5 MHz</text:span></text:p>
            </text:list-item>
          </text:list>
        </text:list-item>
      </text:list>
      <text:p text:style-name="P112"><text:span text:style-name="T14"/></text:p>
      <text:p text:style-name="P113"><text:span text:style-name="T20">Tarjetas de sonido</text:span></text:p>
      <text:list xml:id="list2080346116" text:style-name="L36">
        <text:list-item>
          <text:p text:style-name="P114"><text:span text:style-name="T14">Permite reproducción, grabación y digitalización del sonido mediante software.</text:span></text:p>
        </text:list-item>
        <text:list-item>
          <text:p text:style-name="P114"><text:span text:style-name="T14">Permiten síntesis (reproducción de sonidos a partir de datos)</text:span></text:p>
          <text:list>
            <text:list-item>
              <text:p text:style-name="P114"><text:span text:style-name="T14">FM: Imita sonidos de instrumentos</text:span></text:p>
            </text:list-item>
            <text:list-item>
              <text:p text:style-name="P114"><text:span text:style-name="T14">Por tabla de ondas: Notas de instrumentos digitalizadas.</text:span></text:p>
            </text:list-item>
            <text:list-item>
              <text:p text:style-name="P114"><text:span text:style-name="T14">Modelado físico: Simula instrumentos mediante cálculo de ondas de sonido.</text:span></text:p>
            </text:list-item>
          </text:list>
        </text:list-item>
        <text:list-item>
          <text:p text:style-name="P114"><text:span text:style-name="T14">Conectores: mini-jack a nivel de usuario, S/PDIF a nivel profesional</text:span></text:p>
          <text:list>
            <text:list-item>
              <text:p text:style-name="P114"><text:span text:style-name="T14">Rosa micrófono</text:span></text:p>
            </text:list-item>
            <text:list-item>
              <text:p text:style-name="P114"><text:span text:style-name="T14">Azul claro Line-in</text:span></text:p>
            </text:list-item>
            <text:list-item>
              <text:p text:style-name="P114"><text:span text:style-name="T14">Verde salida principal</text:span></text:p>
            </text:list-item>
            <text:list-item>
              <text:p text:style-name="P114"><text:span text:style-name="T14">Negro altavoces traseros</text:span></text:p>
            </text:list-item>
            <text:list-item>
              <text:p text:style-name="P114"><text:span text:style-name="T14">Plata altavoces laterales</text:span></text:p>
            </text:list-item>
            <text:list-item>
              <text:p text:style-name="P114"><text:span text:style-name="T14">Naranja salida digital S/PDIF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6:30:56.274753412</meta:creation-date>
    <dc:date>2024-01-16T11:47:07.345135982</dc:date>
    <meta:editing-duration>PT3H7M58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7" meta:paragraph-count="322" meta:word-count="2279" meta:character-count="12869" meta:non-whitespace-character-count="11171"/>
  </office:meta>
</office:document-meta>
</file>